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" svg:font-family="'Source code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" svg:font-family="'Noto Sans CJK KR Light'" style:font-adornments="Light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dc2" officeooo:paragraph-rsid="00046dc2"/>
    </style:style>
    <style:style style:name="P2" style:family="paragraph" style:parent-style-name="Standard">
      <style:text-properties officeooo:rsid="00046dc2" officeooo:paragraph-rsid="0004b25f"/>
    </style:style>
    <style:style style:name="P3" style:family="paragraph" style:parent-style-name="Standard">
      <style:text-properties officeooo:rsid="0004b25f" officeooo:paragraph-rsid="0004b25f"/>
    </style:style>
    <style:style style:name="P4" style:family="paragraph" style:parent-style-name="Standard">
      <style:text-properties officeooo:rsid="0004b25f" officeooo:paragraph-rsid="0005feb4"/>
    </style:style>
    <style:style style:name="P5" style:family="paragraph" style:parent-style-name="Standard">
      <style:text-properties officeooo:rsid="0005feb4" officeooo:paragraph-rsid="0005feb4"/>
    </style:style>
    <style:style style:name="P6" style:family="paragraph" style:parent-style-name="Standard">
      <style:text-properties officeooo:rsid="0007a3ea" officeooo:paragraph-rsid="0007a3ea"/>
    </style:style>
    <style:style style:name="P7" style:family="paragraph" style:parent-style-name="Standard">
      <style:text-properties officeooo:rsid="0007a3ea" officeooo:paragraph-rsid="000d4c79"/>
    </style:style>
    <style:style style:name="P8" style:family="paragraph" style:parent-style-name="Standard">
      <style:text-properties officeooo:paragraph-rsid="0007a3ea"/>
    </style:style>
    <style:style style:name="P9" style:family="paragraph" style:parent-style-name="Standard">
      <style:text-properties officeooo:rsid="000d4c79" officeooo:paragraph-rsid="000d4c79"/>
    </style:style>
    <style:style style:name="P10" style:family="paragraph" style:parent-style-name="Preformatted_20_Text">
      <style:text-properties officeooo:rsid="000a6a57" officeooo:paragraph-rsid="000a6a57"/>
    </style:style>
    <style:style style:name="P11" style:family="paragraph" style:parent-style-name="Preformatted_20_Text">
      <style:text-properties officeooo:paragraph-rsid="000a6a57"/>
    </style:style>
    <style:style style:name="P12" style:family="paragraph" style:parent-style-name="Preformatted_20_Text">
      <style:text-properties officeooo:paragraph-rsid="000bf966"/>
    </style:style>
    <style:style style:name="P13" style:family="paragraph" style:parent-style-name="Preformatted_20_Text">
      <style:text-properties officeooo:paragraph-rsid="00100f51"/>
    </style:style>
    <style:style style:name="P14" style:family="paragraph" style:parent-style-name="Preformatted_20_Text">
      <style:text-properties officeooo:rsid="00100f51" officeooo:paragraph-rsid="00100f51"/>
    </style:style>
    <style:style style:name="P15" style:family="paragraph" style:parent-style-name="Text_20_body">
      <style:text-properties officeooo:rsid="000d4c79" officeooo:paragraph-rsid="000d4c79"/>
    </style:style>
    <style:style style:name="P16" style:family="paragraph" style:parent-style-name="Text_20_body">
      <style:text-properties officeooo:paragraph-rsid="000d4c79" style:font-name-asian="Noto Sans CJK JP Light"/>
    </style:style>
    <style:style style:name="P17" style:family="paragraph" style:parent-style-name="Text_20_body">
      <style:text-properties officeooo:rsid="000d4c79" officeooo:paragraph-rsid="000d4c79" style:font-name-asian="Noto Sans CJK JP Light"/>
    </style:style>
    <style:style style:name="P18" style:family="paragraph" style:parent-style-name="Standard">
      <style:text-properties officeooo:rsid="000955c1" officeooo:paragraph-rsid="0007a3ea"/>
    </style:style>
    <style:style style:name="P19" style:family="paragraph" style:parent-style-name="Standard">
      <style:text-properties officeooo:rsid="000d4c79" officeooo:paragraph-rsid="000d4c79"/>
    </style:style>
    <style:style style:name="P20" style:family="paragraph" style:parent-style-name="Text_20_body">
      <style:text-properties officeooo:rsid="000d4c79" officeooo:paragraph-rsid="000d4c79"/>
    </style:style>
    <style:style style:name="P21" style:family="paragraph" style:parent-style-name="Text_20_body">
      <style:text-properties officeooo:rsid="000d4c79" style:font-name-asian="Noto Sans CJK JP Light"/>
    </style:style>
    <style:style style:name="P22" style:family="paragraph" style:parent-style-name="Text_20_body">
      <style:text-properties officeooo:rsid="000d4c79" officeooo:paragraph-rsid="000d4c79" style:font-name-asian="Noto Sans CJK JP Light"/>
    </style:style>
    <style:style style:name="P23" style:family="paragraph" style:parent-style-name="Preformatted_20_Text">
      <style:text-properties officeooo:rsid="000bf966" officeooo:paragraph-rsid="00100f51"/>
    </style:style>
    <style:style style:name="P24" style:family="paragraph" style:parent-style-name="Preformatted_20_Text">
      <style:text-properties style:font-name="Source code" officeooo:rsid="000bf966" officeooo:paragraph-rsid="000bf966" style:font-name-asian="Source code"/>
    </style:style>
    <style:style style:name="T1" style:family="text">
      <style:text-properties officeooo:rsid="0004b25f"/>
    </style:style>
    <style:style style:name="T2" style:family="text">
      <style:text-properties officeooo:rsid="0005feb4"/>
    </style:style>
    <style:style style:name="T3" style:family="text">
      <style:text-properties fo:color="#808080" style:font-name="Noto Sans CJK KR Light" fo:font-size="10.5pt" officeooo:rsid="000bf966" style:font-name-asian="Noto Sans CJK KR Light" style:font-size-asian="10.5pt" style:font-size-complex="10.5pt"/>
    </style:style>
    <style:style style:name="T4" style:family="text">
      <style:text-properties style:font-name="Liberation Serif"/>
    </style:style>
    <style:style style:name="T5" style:family="text">
      <style:text-properties officeooo:rsid="000a6a57"/>
    </style:style>
    <style:style style:name="T6" style:family="text">
      <style:text-properties officeooo:rsid="000bf966"/>
    </style:style>
    <style:style style:name="T7" style:family="text">
      <style:text-properties style:font-name="Source code" officeooo:rsid="000bf966" style:font-name-asian="Source code"/>
    </style:style>
    <style:style style:name="T8" style:family="text">
      <style:text-properties officeooo:rsid="000d4c79"/>
    </style:style>
    <style:style style:name="T9" style:family="text">
      <style:text-properties officeooo:rsid="00100f51"/>
    </style:style>
    <style:style style:name="T10" style:family="text">
      <style:text-properties officeooo:rsid="0011cf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使用scrapy框架编写爬虫爬取网站</text:p>
      <text:p text:style-name="P1"><text:s/>0x01 <text:s text:c="2"/>前期准备工作, 安装scrapy, 创建虚拟环境等</text:p>
      <text:p text:style-name="P1"><text:tab/>1. 从豆瓣源下载安装scrapy到虚拟环境</text:p>
      <text:p text:style-name="P2"><text:tab/>workon <text:s/>article_spider</text:p>
      <text:p text:style-name="P1"><text:tab/>pip3 install -i https://pypi.douban.com/simple/ scrapy</text:p>
      <text:p text:style-name="P1"/>
      <text:p text:style-name="P1"><text:tab/>2. 在创建好的虚拟环境(/python/article_spider)中创建spider项目</text:p>
      <text:p text:style-name="P1"><text:tab/>workon <text:s/>article_spider</text:p>
      <text:p text:style-name="P1"><text:tab/>(article_spider) sun:~$ <text:s/>scrapy startproject AticleSpider</text:p>
      <text:p text:style-name="P1"/>
      <text:p text:style-name="P1"><text:tab/>3. 创建模板spider</text:p>
      <text:p text:style-name="P1"><text:tab/>cd ArticleSpider<text:tab/><text:tab/># 这里需要进入工程中</text:p>
      <text:p text:style-name="P2"><text:tab/><text:span text:style-name="T1">scrapy genspider jobboles bolg.jobbole.com</text:span></text:p>
      <text:p text:style-name="P2"/>
      <text:p text:style-name="P2"/>
      <text:p text:style-name="P3">0x02 <text:s text:c="3"/>调式程序</text:p>
      <text:p text:style-name="P3"><text:tab/>1. 在terminal中调试需要进入项目目录和虚拟环境</text:p>
      <text:p text:style-name="P3"><text:tab/>workon article_spider</text:p>
      <text:p text:style-name="P3"><text:tab/>cd /python/article_spider/ArticleSpider</text:p>
      <text:p text:style-name="P3"/>
      <text:p text:style-name="P3"><text:tab/>2. 执行crawl命令, 运行模板爬虫. </text:p>
      <text:p text:style-name="P3"><text:tab/>scrapy crawl jobboles</text:p>
      <text:p text:style-name="P3"><text:tab/></text:p>
      <text:p text:style-name="P3"><text:tab/>3. 对某个url进行调式</text:p>
      <text:p text:style-name="P3"><text:tab/>scrapy shell ‘<text:a xlink:type="simple" xlink:href="http://blog.jobbole.com/110287/" text:style-name="Internet_20_link" text:visited-style-name="Visited_20_Internet_20_Link">http://blog.jobbole.com/110287/</text:a>’</text:p>
      <text:p text:style-name="P3"/>
      <text:p text:style-name="P3"><text:tab/>4. 在pycharm中配置调式程序</text:p>
      <text:p text:style-name="P3"><text:tab/>在pythcarm的/python/ArticleSpider目录下创建main.py</text:p>
      <text:p text:style-name="P3"><text:tab/>main.py包含的代码:</text:p>
      <text:p text:style-name="P3"><text:tab/>sys.path.append(os.path.dirname(os.path.abspath(__file__))) <text:s/># 把文件路径添加</text:p>
      <text:p text:style-name="P3"><text:tab/>execute(['scrapy', 'crawl', 'jobboles']) <text:s/># 执行命令同终端一样</text:p>
      <text:p text:style-name="P3"/>
      <text:p text:style-name="P3"/>
      <text:p text:style-name="P3">0x03<text:tab/>xpath和css选择器知识点</text:p>
      <text:p text:style-name="P3"><text:tab/>1.xpath</text:p>
      <text:p text:style-name="P4"><text:tab/><text:tab/><text:span text:style-name="T2">article <text:s text:c="15"/>选取所有article元素的所有子节点</text:span></text:p>
      <text:p text:style-name="P5"><text:s text:c="2"/><text:tab/><text:tab/> /article <text:s text:c="14"/>选取根元素article</text:p>
      <text:p text:style-name="P5"><text:s text:c="4"/><text:tab/><text:tab/>article/a <text:s text:c="13"/>选取所有属于article的子元素a</text:p>
      <text:p text:style-name="P5"><text:s text:c="4"/><text:tab/><text:tab/>//div <text:s text:c="17"/>选取div元素(无论出现在文档任何位置)</text:p>
      <text:p text:style-name="P5"><text:s text:c="4"/><text:tab/><text:tab/>article//div <text:s text:c="10"/>选取article元素的所有后代元素div.</text:p>
      <text:p text:style-name="P5"><text:s text:c="4"/><text:tab/><text:tab/>//@class <text:s text:c="14"/>选取所有名为class的属性</text:p>
      <text:p text:style-name="P5"><text:s text:c="4"/><text:tab/><text:tab/>/article/div[1] <text:s text:c="7"/>选取article元素的第一个div子元素</text:p>
      <text:p text:style-name="P5"><text:s text:c="4"/><text:tab/><text:tab/>/article/div[last()] <text:s text:c="2"/>选取article元素的最后一个div子元素</text:p>
      <text:p text:style-name="P5"><text:s text:c="4"/><text:tab/><text:tab/>//div[@lang] <text:s text:c="10"/>选取所有拥有lang属性的div元素</text:p>
      <text:p text:style-name="P5"><text:s text:c="4"/><text:tab/><text:tab/>//div[@lang="eng"] <text:s text:c="4"/>选取所有lang属性值为eng的div元素</text:p>
      <text:p text:style-name="P5"><text:s text:c="3"/><text:tab/><text:tab/> /div/* <text:s text:c="16"/>选取div的所有子元素</text:p>
      <text:p text:style-name="P5"><text:s text:c="3"/><text:tab/><text:tab/> //* <text:s text:c="19"/>选取所有元素</text:p>
      <text:p text:style-name="P5"><text:s text:c="3"/><text:tab/><text:tab/> //div[@*] <text:s text:c="13"/>选取所有带属性的div元素</text:p>
      <text:p text:style-name="P5"><text:soft-page-break/><text:s text:c="2"/><text:tab/><text:tab/> <text:s/>/div/a|//div/p <text:s text:c="8"/>选取所有div元素的a,p元素</text:p>
      <text:p text:style-name="P5"><text:s text:c="4"/><text:tab/><text:tab/> //span|//rl <text:s text:c="11"/>选取所有的span和ul元素</text:p>
      <text:p text:style-name="P5"><text:s text:c="2"/><text:tab/><text:tab/> article/div/p|//span <text:s text:c="3"/>选取所有属于articleyuans的div元素的p元素和span元素</text:p>
      <text:p text:style-name="P5"><text:tab/>2. css选择器</text:p>
      <text:p text:style-name="P5"><text:tab/><text:tab/></text:p>
      <text:p text:style-name="P5"><text:tab/><text:tab/>* <text:s text:c="26"/>选择所有的节点</text:p>
      <text:p text:style-name="P5"><text:s text:c="4"/><text:tab/><text:tab/>#container <text:s text:c="17"/>选择id为container的节点</text:p>
      <text:p text:style-name="P5"><text:s text:c="4"/><text:tab/><text:tab/>.container <text:s text:c="17"/>选择所有class包含container的节点</text:p>
      <text:p text:style-name="P5"><text:s text:c="4"/><text:tab/><text:tab/>li a <text:s text:c="23"/>选择所有li下的所有a节点</text:p>
      <text:p text:style-name="P5"><text:s text:c="4"/><text:tab/><text:tab/>ul + p <text:s text:c="21"/>选择ul后面的第一个p元素</text:p>
      <text:p text:style-name="P5"><text:s text:c="4"/><text:tab/><text:tab/>div#container &gt; ul <text:s text:c="9"/>选择id为container的div的第一个ul子节点</text:p>
      <text:p text:style-name="P5"><text:s text:c="4"/><text:tab/><text:tab/>ul ~ p <text:s text:c="21"/>选择ul相邻的所有p元素</text:p>
      <text:p text:style-name="P5"><text:s text:c="4"/><text:tab/><text:tab/>a[title] <text:s text:c="19"/>选择所有有title属性的a元素</text:p>
      <text:p text:style-name="P5"><text:s text:c="4"/><text:tab/><text:tab/>a[href='http://job.com' <text:s text:c="4"/>选择所有href属性值'为'job.com的a元素</text:p>
      <text:p text:style-name="P5"><text:s text:c="4"/><text:tab/><text:tab/>a[href*='job'] <text:s text:c="13"/>选择所有href属性值'包含'job的a元素</text:p>
      <text:p text:style-name="P5"><text:s text:c="4"/><text:tab/><text:tab/>a[href^='http'] <text:s text:c="12"/>选择所有href属性值以http开头的a元素</text:p>
      <text:p text:style-name="P5"><text:s text:c="3"/><text:tab/><text:tab/>a[href$='.jpg'] <text:s text:c="12"/>选择所有href 属性值以.jpg结尾的a元素</text:p>
      <text:p text:style-name="P5"><text:s text:c="4"/><text:tab/><text:tab/>input[type=radio]:checked <text:s text:c="2"/>选择选中的radio元素</text:p>
      <text:p text:style-name="P5"><text:s text:c="4"/><text:tab/><text:tab/>div:not(#container) <text:s text:c="8"/>选择所有id非container的div属性</text:p>
      <text:p text:style-name="P5"><text:s text:c="4"/><text:tab/><text:tab/>li:nth-<text:span text:style-name="T4">child</text:span>(3) <text:s text:c="12"/>选择第三个li元素</text:p>
      <text:p text:style-name="P5"><text:s text:c="4"/><text:tab/><text:tab/>tr:nth-child(2n) <text:s text:c="11"/>第偶数个tr</text:p>
      <text:p text:style-name="P5"/>
      <text:p text:style-name="P5"/>
      <text:p text:style-name="P6">0x04<text:tab/>项目的编写</text:p>
      <text:p text:style-name="P18">1. 使用css选择器提取数据, 在对数据进行分析的时候使用 scrapy shell url对抓取的信息进行分析</text:p>
      <text:p text:style-name="P8"/>
      <text:p text:style-name="Standard">title = response.css('.entry-header h1::text').extract_first() </text:p>
      <text:p text:style-name="Preformatted_20_Text">create_time = response.css('p.entry-meta-hide-on-mobile::text').extract_first()</text:p>
      <text:p text:style-name="Preformatted_20_Text">great_nums = response.css('.post-adds .vote-post-up h10::text').extract_first('') <text:s text:c="2"/># 点赞</text:p>
      <text:p text:style-name="Preformatted_20_Text">bookmark_nums = response.css('.post-adds .bookmark-btn::text').extract_first('') <text:s text:c="3"/># 收藏</text:p>
      <text:p text:style-name="Preformatted_20_Text">comment_nums = response.css('a[href="#article-comment"] span::text').extract_first('') <text:s/># 评论</text:p>
      <text:p text:style-name="Preformatted_20_Text">tag_list = response.css('p.entry-meta-hide-on-mobile a::text').extract() # 标签内</text:p>
      <text:p text:style-name="Preformatted_20_Text">content = response.css('div.entry').extract_first()[:100]</text:p>
      <text:p text:style-name="Preformatted_20_Text"/>
      <text:p text:style-name="Preformatted_20_Text"><text:tab/><text:span text:style-name="T5">2. 创建Item填充抓取的数据</text:span></text:p>
      <text:p text:style-name="Preformatted_20_Text">这里在item内部对传入的数据进行筛选.</text:p>
      <text:p text:style-name="P10">input_processor 对应一个输入处理函数</text:p>
      <text:p text:style-name="P10">ouput_processor 对应一个输出处理函数</text:p>
      <text:p text:style-name="P11">MapCompose对传入的列表中的每个参数以指定的函数处理. 如下面的strip_<text:span text:style-name="T5">all</text:span></text:p>
      <text:p text:style-name="P13">以下是<text:span text:style-name="T6">item.py:</text:span></text:p>
      <text:p text:style-name="P23">import re</text:p>
      <text:p text:style-name="P14">import scrapy</text:p>
      <text:p text:style-name="P14">from scrapy.loader.processors import MapCompose, Join, TakeFirst</text:p>
      <text:p text:style-name="P14">from scrapy.loader import ItemLoader</text:p>
      <text:p text:style-name="P11"/>
      <text:p text:style-name="P11"/>
      <text:p text:style-name="Preformatted_20_Text">def strip_all(strs): <text:s/># 取出Item 中的日期</text:p>
      <text:p text:style-name="Preformatted_20_Text"><text:s text:c="4"/>str_re = re.match(r'[\w\W]*?(\d{4}/\d{1,2}/\d{1,2})[\w\W]*?', strs)</text:p>
      <text:p text:style-name="Preformatted_20_Text"><text:s text:c="4"/>if str_re:</text:p>
      <text:p text:style-name="Preformatted_20_Text"><text:s text:c="8"/>return str_re.group(1)</text:p>
      <text:p text:style-name="P11"><text:soft-page-break/></text:p>
      <text:p text:style-name="P11"/>
      <text:p text:style-name="Preformatted_20_Text">def remove_tag(tag_list):</text:p>
      <text:p text:style-name="Preformatted_20_Text"><text:s text:c="4"/>return [e for e in tag_list if not e.strip().endswith('评论')]</text:p>
      <text:p text:style-name="P11"/>
      <text:p text:style-name="Preformatted_20_Text">class AticleItem(scrapy.Item):</text:p>
      <text:p text:style-name="Preformatted_20_Text"><text:s text:c="4"/>url_object_id = scrapy.Field()</text:p>
      <text:p text:style-name="Preformatted_20_Text"><text:s text:c="4"/>url = scrapy.Field()</text:p>
      <text:p text:style-name="Preformatted_20_Text"><text:s text:c="4"/>front_image_url = scrapy.Field( <text:s/># 这里交给imagepipeline时必须是一个list</text:p>
      <text:p text:style-name="Preformatted_20_Text"><text:s text:c="8"/>output_processor=lambda x: list(x) <text:s/># 对传入的str转换成列表,在把地址交给pipeline下载图片时, 必须是列表</text:p>
      <text:p text:style-name="Preformatted_20_Text"><text:s text:c="4"/>)</text:p>
      <text:p text:style-name="Preformatted_20_Text"><text:s text:c="4"/>front_image_path = scrapy.Field()</text:p>
      <text:p text:style-name="Preformatted_20_Text"><text:s text:c="4"/>title = scrapy.Field()</text:p>
      <text:p text:style-name="Preformatted_20_Text"><text:s text:c="4"/>create_time = scrapy.Field(</text:p>
      <text:p text:style-name="Preformatted_20_Text"><text:s text:c="8"/>input_processor=<text:bookmark-start text:name="__DdeLink__145_1443030773"/>MapCompose<text:bookmark-end text:name="__DdeLink__145_1443030773"/>(strip_all)</text:p>
      <text:p text:style-name="Preformatted_20_Text"><text:s text:c="4"/>)</text:p>
      <text:p text:style-name="Preformatted_20_Text"><text:s text:c="4"/>great_nums = scrapy.Field()</text:p>
      <text:p text:style-name="Preformatted_20_Text"><text:s text:c="4"/>bookmark_nums = scrapy.Field()</text:p>
      <text:p text:style-name="Preformatted_20_Text"><text:s text:c="4"/>comment_nums = scrapy.Field()</text:p>
      <text:p text:style-name="Preformatted_20_Text"><text:s text:c="4"/>tags = scrapy.Field(</text:p>
      <text:p text:style-name="Preformatted_20_Text"><text:s text:c="8"/>input_processor=remove_tag,</text:p>
      <text:p text:style-name="Preformatted_20_Text"><text:s text:c="8"/>output_processor=Join(',')</text:p>
      <text:p text:style-name="Preformatted_20_Text"><text:s text:c="4"/>)</text:p>
      <text:p text:style-name="Preformatted_20_Text"><text:s text:c="4"/>content = scrapy.Field()</text:p>
      <text:p text:style-name="Preformatted_20_Text"/>
      <text:p text:style-name="Preformatted_20_Text"/>
      <text:p text:style-name="Preformatted_20_Text"><text:tab/><text:bookmark-start text:name="__DdeLink__147_1443030773"/><text:span text:style-name="T6">3.</text:span><text:bookmark-end text:name="__DdeLink__147_1443030773"/><text:span text:style-name="T6">使用itemloader对数据进行填充时发现.所有数据以列表形式返回.为了方便后续的处理(如插入数据库等).使用自定义的itemloader进行处理. </text:span></text:p>
      <text:p text:style-name="Preformatted_20_Text"><text:tab/>以下是<text:span text:style-name="T6">item.py:</text:span></text:p>
      <text:p text:style-name="Preformatted_20_Text"/>
      <text:p text:style-name="P12"><text:tab/><text:span text:style-name="T7">class AticleItemLoader(ItemLoader):</text:span></text:p>
      <text:p text:style-name="P24"><text:s text:c="4"/>default_output_processor = TakeFirst() <text:s/># 设置每个Item的输出处理函数取列表中的第一个</text:p>
      <text:p text:style-name="P24"/>
      <text:p text:style-name="Text_20_body"><text:span text:style-name="T3"><text:tab/></text:span>4. 在spider中对数据用item进行填充<text:span text:style-name="T8">， 以下是jobbole.py:</text:span></text:p>
      <text:p text:style-name="P15"><text:s/>def parse_detail(self, response):</text:p>
      <text:p text:style-name="P15"/>
      <text:p text:style-name="P15"><text:s text:c="8"/>front_image_url = response.meta.get('front_image_url', '') <text:s/># 获取文章封面图</text:p>
      <text:p text:style-name="P15"><text:s text:c="8"/>loader = AticleItemLoader(item=AticleItem(), response=response)</text:p>
      <text:p text:style-name="P15"><text:s text:c="8"/>loader.add_value('url_object_id', common.get_md5(response.url))</text:p>
      <text:p text:style-name="P15"><text:s text:c="8"/>loader.add_value('front_image_url', front_image_url)</text:p>
      <text:p text:style-name="P15"><text:s text:c="8"/>loader.add_value('url', response.url)</text:p>
      <text:p text:style-name="P15"><text:s text:c="8"/>loader.add_css('title', '.entry-header h1::text')</text:p>
      <text:p text:style-name="P15"><text:s text:c="8"/>loader.add_css('create_time', 'p.entry-meta-hide-on-mobile::text')</text:p>
      <text:p text:style-name="P15"><text:s text:c="8"/>loader.add_css('great_nums', '.post-adds .vote-post-up h10::text')</text:p>
      <text:p text:style-name="P15"><text:s text:c="8"/>loader.add_css('bookmark_nums', '.post-adds .bookmark-btn::text')</text:p>
      <text:p text:style-name="P15"><text:soft-page-break/><text:s text:c="8"/>loader.add_css('comment_nums', 'a[href="#article-comment"] span::text')</text:p>
      <text:p text:style-name="P15"><text:s text:c="8"/>loader.add_css('tags', 'p.entry-meta-hide-on-mobile a::text')</text:p>
      <text:p text:style-name="P15"><text:s text:c="8"/>loader.add_css('content', 'div.entry')</text:p>
      <text:p text:style-name="P15"><text:s text:c="8"/>item = loader.load_item()</text:p>
      <text:p text:style-name="P15"><text:s text:c="8"/>yield item</text:p>
      <text:p text:style-name="P21"><text:tab/>5. 使用pipeline对item中的数据进行处理, 如将数据写入数据库. 导出到json文件中. 下载图片等</text:p>
      <text:p text:style-name="P16"><text:tab/>所有在<text:span text:style-name="T8">pipeline中的处理都要在settings文件中 配置，否则无法生效， 以下是pipelines.py:</text:span></text:p>
      <text:p text:style-name="P17">class JsonWithExporterPipeline(object): <text:s text:c="4"/># 调用scrapy提供的json exporter导出json文件</text:p>
      <text:p text:style-name="P17"/>
      <text:p text:style-name="P17"><text:s text:c="4"/>def __init__(self):</text:p>
      <text:p text:style-name="P17"><text:s text:c="8"/>self.file = open('article.json', 'wb')</text:p>
      <text:p text:style-name="P17"><text:s text:c="8"/>self.exporter = JsonItemExporter(self.file, encoding='utf-8', ensure_ascii=True)</text:p>
      <text:p text:style-name="P17"><text:s text:c="8"/>self.exporter.start_exporting()</text:p>
      <text:p text:style-name="P17"/>
      <text:p text:style-name="P17"><text:s text:c="4"/>def close_spider(self, spider):</text:p>
      <text:p text:style-name="P17"><text:s text:c="8"/>self.exporter.finish_exporting()</text:p>
      <text:p text:style-name="P17"><text:s text:c="8"/>self.file.close()</text:p>
      <text:p text:style-name="P17"/>
      <text:p text:style-name="P17"><text:s text:c="4"/>def process_item(self, item, spider):</text:p>
      <text:p text:style-name="P17"><text:s text:c="8"/>self.exporter.export_item(item)</text:p>
      <text:p text:style-name="P17"><text:s text:c="8"/>return item</text:p>
      <text:p text:style-name="P17"/>
      <text:p text:style-name="P17"/>
      <text:p text:style-name="P17">class MysqlPipeline(object): <text:s/># 同步将数据写入数据库</text:p>
      <text:p text:style-name="P17"><text:s text:c="4"/>def __init__(self):</text:p>
      <text:p text:style-name="P17"/>
      <text:p text:style-name="P17"><text:s text:c="8"/>self.conn = MySQLdb.connect('127.0.0.1', 'root', 'root', 'article', charset='utf8', use_unicode=True)</text:p>
      <text:p text:style-name="P17"><text:s text:c="8"/>self.cursor = self.conn.cursor()</text:p>
      <text:p text:style-name="P17"><text:soft-page-break/></text:p>
      <text:p text:style-name="P17"><text:s text:c="4"/>def process_item(self, item, spider):</text:p>
      <text:p text:style-name="P17"/>
      <text:p text:style-name="P17"><text:s text:c="8"/>insert_sql = 'insert into jobbole(url_object_id, title, url, create_time) VALUES(%s, %s, %s, %s)' <text:s/># 执行具体的插入</text:p>
      <text:p text:style-name="P17"><text:s text:c="8"/>a, b, c, d = item['url_object_id'], item['title'], item['url'], item['create_time']</text:p>
      <text:p text:style-name="P17"><text:s text:c="8"/># 在这里插入front_image_url必须将列表转换成字符串, %s 只会对字符串占位.</text:p>
      <text:p text:style-name="P17"><text:s text:c="8"/>self.cursor.execute(insert_sql, (a, b, c, d))</text:p>
      <text:p text:style-name="P17"><text:s text:c="8"/>self.conn.commit()</text:p>
      <text:p text:style-name="P17"><text:s text:c="8"/>return item</text:p>
      <text:p text:style-name="P17"/>
      <text:p text:style-name="P17"/>
      <text:p text:style-name="P17">class MysqlTwistedPipeline(object): <text:s text:c="4"/># 使用twisted将mysql插入变成异步执行</text:p>
      <text:p text:style-name="P17"/>
      <text:p text:style-name="P17"><text:s text:c="4"/>def __init__(self, dbpool):</text:p>
      <text:p text:style-name="P17"><text:s text:c="8"/>self.dbpool = dbpool</text:p>
      <text:p text:style-name="P17"/>
      <text:p text:style-name="P17"><text:s text:c="4"/>@classmethod</text:p>
      <text:p text:style-name="P17"><text:s text:c="4"/>def from_settings(cls, settings):</text:p>
      <text:p text:style-name="P17"><text:s text:c="8"/>dbparams = dict(</text:p>
      <text:p text:style-name="P17"><text:s text:c="12"/>host=settings['MYSQL_HOST'],</text:p>
      <text:p text:style-name="P17"><text:s text:c="12"/>db=settings['MYSQL_DBNAME'],</text:p>
      <text:p text:style-name="P17"><text:s text:c="12"/>user=settings['MYSQL_USER'],</text:p>
      <text:p text:style-name="P17"><text:s text:c="12"/>passwd=settings['MYSQL_PASSWORD'],</text:p>
      <text:p text:style-name="P17"><text:s text:c="12"/>charset='utf8',</text:p>
      <text:p text:style-name="P17"><text:s text:c="12"/>use_unicode=True,</text:p>
      <text:p text:style-name="P17"><text:s text:c="12"/>cursorclass=MySQLdb.cursors.DictCursor,</text:p>
      <text:p text:style-name="P17"><text:s text:c="8"/>)</text:p>
      <text:p text:style-name="P17"><text:s text:c="8"/>dbpool = adbapi.ConnectionPool('MySQLdb', **dbparams)</text:p>
      <text:p text:style-name="P17"><text:soft-page-break/><text:s text:c="8"/>return cls(dbpool)</text:p>
      <text:p text:style-name="P17"/>
      <text:p text:style-name="P17"><text:s text:c="4"/>def process_item(self, item, spider):</text:p>
      <text:p text:style-name="P17"><text:s text:c="8"/>query = self.dbpool.runInteraction(self.do_insert, item)</text:p>
      <text:p text:style-name="P17"><text:s text:c="8"/>query.addErrback(self.handle_error) <text:s text:c="2"/># 处理异常</text:p>
      <text:p text:style-name="P17"><text:s text:c="8"/>return item</text:p>
      <text:p text:style-name="P17"/>
      <text:p text:style-name="P17"><text:s text:c="4"/>def handle_error(self, failure):</text:p>
      <text:p text:style-name="P17"><text:s text:c="8"/>print(failure)</text:p>
      <text:p text:style-name="P17"/>
      <text:p text:style-name="P17"><text:s text:c="4"/>def do_insert(self, cursor, item):</text:p>
      <text:p text:style-name="P17"><text:s text:c="8"/># 执行具体的插入</text:p>
      <text:p text:style-name="P17"><text:s text:c="8"/>insert_sql = 'insert into jobbole(url_object_id, title, url, create_time) VALUES (%s, %s, %s, %s)'</text:p>
      <text:p text:style-name="P17"><text:s text:c="8"/># 在这里插入front_image_url必须将列表转换成字符串, %s 只会对字符串占位.</text:p>
      <text:p text:style-name="P17"><text:s text:c="8"/>a, b, c, d = item['url_object_id'], item['title'], item['url'], item['create_time']</text:p>
      <text:p text:style-name="P17"><text:s text:c="8"/>print(a, b, c, d)</text:p>
      <text:p text:style-name="P17"><text:s text:c="8"/>cursor.execute(insert_sql, (a, b, c, d))</text:p>
      <text:p text:style-name="P17"><text:tab/></text:p>
      <text:p text:style-name="P17"><text:tab/>6. 在settings对配置对pipelines生效</text:p>
      <text:p text:style-name="P7"><text:tab/><text:span text:style-name="T8">ITEM_PIPELINES = {</text:span></text:p>
      <text:p text:style-name="P9"><text:s/><text:tab/> <text:s/>'ArticleSpider.pipelines.ArticlespiderPipeline': 300,</text:p>
      <text:p text:style-name="P9"><text:tab/> <text:s text:c="2"/># 'scrapy.pipelines.images.ImagesPipeline': 1, <text:s/></text:p>
      <text:p text:style-name="P9"><text:tab/> <text:s text:c="2"/>'ArticleSpider.pipelines.ArticleImagePipeline': 1, <text:s/># 配置这个pipeline下载图片文件</text:p>
      <text:p text:style-name="P9"><text:tab/> <text:s text:c="2"/>'ArticleSpider.pipelines.JsonWithExporterPipeline': 2,</text:p>
      <text:p text:style-name="P9"><text:tab/> <text:s text:c="2"/>'ArticleSpider.pipelines.MysqlTwistedPipeline': 3,</text:p>
      <text:p text:style-name="P9"><text:tab/>}</text:p>
      <text:p text:style-name="P9"><text:tab/>IMAGES_URLS_FIELD = "front_image_url" <text:s/># 去item中找到图片的url</text:p>
      <text:p text:style-name="P9"><text:tab/>project_dir = os.path.abspath(os.path.dirname(__file__))</text:p>
      <text:p text:style-name="P9"><text:tab/>IMAGES_STORE = os.path.join(project_dir, 'images') <text:s/># 配置图片下载路径</text:p>
      <text:p text:style-name="P9"/>
      <text:p text:style-name="P9">总结：在创建模板spider后, 可以使用scrapy shell url对该url进行调式分析. 使用css选择器将所有需要的数据提取处理. 在对数据字段进行分析确定后. 创建item类的属性对应我们所需要的数据字段. 使用自定义的itemloader把css选择器中的数据load到item中。并在自定义的itemloader中进行相关的处理 <text:span text:style-name="T9">(如 将item中所有的属性值转换成字符串)。在item进行完处理后, 将item中的数据交给pipeline进</text:span><text:soft-page-break/><text:span text:style-name="T9">行处理. 如将item的属性的值一一写入到数据库. 导出到json文件. 等。最后pipeline要生效. 必须在settings中配置</text:span></text:p>
      <text:p text:style-name="P9"><text:tab/>获取爬取字段-→定义item-→itemloader加载数据 --<text:span text:style-name="T10">&gt; </text:span>pipeline处理数据-→<text:span text:style-name="T10"> settings 配置生效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" svg:font-family="'Source code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adornments="Light" style:font-family-generic="swiss" style:font-pitch="variable"/>
    <style:font-face style:name="Noto Sans CJK KR Light" svg:font-family="'Noto Sans CJK KR Light'" style:font-adornments="Light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6:09:26.787883443</meta:creation-date>
    <dc:date>2017-05-01T17:45:36.746138996</dc:date>
    <meta:editing-duration>PT8M5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7" meta:paragraph-count="192" meta:word-count="1718" meta:character-count="8488" meta:non-whitespace-character-count="6823"/>
  </office:meta>
</office:document-meta>
</file>